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fe35" officeooo:paragraph-rsid="0011fe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I use the “for loop” to make ping_index_from -1.57 to 1.57, and use math knowledge we can</text:p>
      <text:p text:style-name="P1">calculate the laser's length equation, according to the angle_increment, we can get laser's length </text:p>
      <text:p text:style-name="P1">relate with angle_increment,and the laser's range like half cycle make robot become smarter than ever.</text:p>
      <text:p text:style-name="P1"/>
      <text:p text:style-name="P1">Second I change the reactive_alarm_commander to make robot can turn left or turn right, not only</text:p>
      <text:p text:style-name="P1">just turn lef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23:34:02.056179039</meta:creation-date>
    <dc:date>2017-02-08T23:44:21.489953503</dc:date>
    <meta:editing-duration>P0D</meta:editing-duration>
    <meta:editing-cycles>1</meta:editing-cycles>
    <meta:document-statistic meta:table-count="0" meta:image-count="0" meta:object-count="0" meta:page-count="1" meta:paragraph-count="5" meta:word-count="66" meta:character-count="407" meta:non-whitespace-character-count="345"/>
    <meta:generator>LibreOffice/4.2.8.2$Linux_X86_64 LibreOffice_project/420m0$Build-2</meta:generator>
  </office:meta>
</office:document-meta>
</file>